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9095"/>
    </style:style>
    <style:style style:name="P2" style:family="paragraph" style:parent-style-name="Heading_20_3">
      <style:paragraph-properties fo:text-align="justify" style:justify-single-word="false"/>
      <style:text-properties officeooo:paragraph-rsid="002f8692"/>
    </style:style>
    <style:style style:name="P3" style:family="paragraph" style:parent-style-name="Heading_20_3">
      <style:paragraph-properties fo:text-align="justify" style:justify-single-word="false"/>
      <style:text-properties officeooo:paragraph-rsid="001c1078"/>
    </style:style>
    <style:style style:name="P4" style:family="paragraph" style:parent-style-name="Heading_20_3">
      <style:text-properties officeooo:paragraph-rsid="00345e20"/>
    </style:style>
    <style:style style:name="P5" style:family="paragraph" style:parent-style-name="Text_20_body">
      <style:paragraph-properties fo:margin-top="0cm" fo:margin-bottom="0.109cm" loext:contextual-spacing="false"/>
      <style:text-properties officeooo:paragraph-rsid="00604f24"/>
    </style:style>
    <style:style style:name="P6" style:family="paragraph" style:parent-style-name="Text_20_body">
      <style:paragraph-properties fo:margin-top="0cm" fo:margin-bottom="0.109cm" loext:contextual-spacing="false"/>
      <style:text-properties officeooo:paragraph-rsid="0064bf64"/>
    </style:style>
    <style:style style:name="P7" style:family="paragraph" style:parent-style-name="Text_20_body">
      <style:paragraph-properties fo:margin-top="0cm" fo:margin-bottom="0.109cm" loext:contextual-spacing="false"/>
      <style:text-properties officeooo:paragraph-rsid="0072e452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43ed56" officeooo:paragraph-rsid="005ad2e1" style:font-name-asian="Liberation Serif"/>
    </style:style>
    <style:style style:name="P9" style:family="paragraph" style:parent-style-name="Text_20_body">
      <style:paragraph-properties fo:text-align="justify" style:justify-single-word="false"/>
      <style:text-properties style:font-name="Liberation Serif" officeooo:rsid="00163098" officeooo:paragraph-rsid="005ad2e1" style:font-name-asian="Liberation Serif"/>
    </style:style>
    <style:style style:name="P10" style:family="paragraph" style:parent-style-name="Text_20_body">
      <style:text-properties officeooo:paragraph-rsid="00495a72"/>
    </style:style>
    <style:style style:name="P11" style:family="paragraph" style:parent-style-name="Text_20_body">
      <style:text-properties officeooo:paragraph-rsid="003fbcdf"/>
    </style:style>
    <style:style style:name="P12" style:family="paragraph" style:parent-style-name="Text_20_body">
      <style:text-properties officeooo:paragraph-rsid="0078c78d"/>
    </style:style>
    <style:style style:name="P13" style:family="paragraph" style:parent-style-name="Text_20_body">
      <style:text-properties officeooo:paragraph-rsid="007ed526"/>
    </style:style>
    <style:style style:name="P14" style:family="paragraph" style:parent-style-name="Text_20_body">
      <style:text-properties officeooo:paragraph-rsid="008b179b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163098" style:font-name-asian="Liberation Serif"/>
    </style:style>
    <style:style style:name="T3" style:family="text">
      <style:text-properties style:font-name="Liberation Serif" officeooo:rsid="00318601" style:font-name-asian="Liberation Serif"/>
    </style:style>
    <style:style style:name="T4" style:family="text">
      <style:text-properties style:font-name="Liberation Serif" officeooo:rsid="0043ed56" style:font-name-asian="Liberation Serif"/>
    </style:style>
    <style:style style:name="T5" style:family="text">
      <style:text-properties style:font-name="Liberation Serif" officeooo:rsid="0048ec74" style:font-name-asian="Liberation Serif"/>
    </style:style>
    <style:style style:name="T6" style:family="text">
      <style:text-properties style:font-name="Liberation Serif" officeooo:rsid="00495a72" style:font-name-asian="Liberation Serif"/>
    </style:style>
    <style:style style:name="T7" style:family="text">
      <style:text-properties style:font-name="Liberation Serif" officeooo:rsid="004b5a36" style:font-name-asian="Liberation Serif"/>
    </style:style>
    <style:style style:name="T8" style:family="text">
      <style:text-properties style:font-name="Liberation Serif" officeooo:rsid="005deb2e" style:font-name-asian="Liberation Serif"/>
    </style:style>
    <style:style style:name="T9" style:family="text">
      <style:text-properties style:font-name="Liberation Serif" officeooo:rsid="005dee12" style:font-name-asian="Liberation Serif"/>
    </style:style>
    <style:style style:name="T10" style:family="text">
      <style:text-properties style:font-name="Liberation Serif" officeooo:rsid="007d622b" style:font-name-asian="Liberation Serif"/>
    </style:style>
    <style:style style:name="T11" style:family="text">
      <style:text-properties style:font-name="Liberation Serif" officeooo:rsid="007ed526" style:font-name-asian="Liberation Serif"/>
    </style:style>
    <style:style style:name="T12" style:family="text">
      <style:text-properties style:font-name="Liberation Serif" officeooo:rsid="007f3ef8" style:font-name-asian="Liberation Serif"/>
    </style:style>
    <style:style style:name="T13" style:family="text">
      <style:text-properties style:font-name="Liberation Serif" officeooo:rsid="00863bbb" style:font-name-asian="Liberation Serif"/>
    </style:style>
    <style:style style:name="T14" style:family="text">
      <style:text-properties style:font-name="Liberation Serif" officeooo:rsid="00870dae" style:font-name-asian="Liberation Serif"/>
    </style:style>
    <style:style style:name="T15" style:family="text">
      <style:text-properties style:font-name="Liberation Serif" officeooo:rsid="008b179b" style:font-name-asian="Liberation Serif"/>
    </style:style>
    <style:style style:name="T16" style:family="text">
      <style:text-properties style:font-name="Liberation Serif" officeooo:rsid="008e0256" style:font-name-asian="Liberation Serif"/>
    </style:style>
    <style:style style:name="T17" style:family="text">
      <style:text-properties style:font-name="Liberation Serif" officeooo:rsid="008ef734" style:font-name-asian="Liberation Serif"/>
    </style:style>
    <style:style style:name="T18" style:family="text">
      <style:text-properties style:font-name="Liberation Serif" officeooo:rsid="008f073b" style:font-name-asian="Liberation Serif"/>
    </style:style>
    <style:style style:name="T19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20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1" style:family="text">
      <style:text-properties style:font-name="Liberation Serif" fo:font-size="14.1000003814697pt" fo:font-weight="bold" officeooo:rsid="0071d606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2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23" style:family="text">
      <style:text-properties fo:font-weight="bold" style:font-name-asian="Liberation Serif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63098"/>
    </style:style>
    <style:style style:name="T26" style:family="text">
      <style:text-properties fo:font-size="14.1000003814697pt" fo:font-weight="bold" officeooo:rsid="00163098" style:font-size-asian="14.1000003814697pt" style:font-weight-asian="bold" style:font-size-complex="14.1000003814697pt" style:font-weight-complex="bold"/>
    </style:style>
    <style:style style:name="T27" style:family="text">
      <style:text-properties style:text-position="0% 100%" style:font-name="Liberation Serif" fo:font-size="11pt" fo:font-style="normal" fo:font-weight="normal" officeooo:rsid="003a7407" style:font-size-asian="11pt" style:font-style-asian="normal" style:font-weight-asian="normal"/>
    </style:style>
    <style:style style:name="T28" style:family="text">
      <style:text-properties style:text-position="0% 100%" style:font-name="Liberation Serif" fo:font-size="11pt" fo:font-style="normal" fo:font-weight="normal" officeooo:rsid="004fb933" style:font-size-asian="11pt" style:font-style-asian="normal" style:font-weight-asian="normal"/>
    </style:style>
    <style:style style:name="T29" style:family="text">
      <style:text-properties style:text-position="0% 100%" style:font-name="Liberation Serif" fo:font-size="11pt" fo:font-style="normal" fo:font-weight="normal" officeooo:rsid="006459a1" style:font-size-asian="11pt" style:font-style-asian="normal" style:font-weight-asian="normal"/>
    </style:style>
    <style:style style:name="T30" style:family="text">
      <style:text-properties style:text-position="0% 100%" style:font-name="Liberation Serif" fo:font-size="11pt" fo:font-style="normal" fo:font-weight="normal" officeooo:rsid="00650821" style:font-size-asian="11pt" style:font-style-asian="normal" style:font-weight-asian="normal"/>
    </style:style>
    <style:style style:name="T31" style:family="text">
      <style:text-properties style:text-position="0% 100%" style:font-name="Liberation Serif" fo:font-size="11pt" fo:font-style="normal" fo:font-weight="normal" officeooo:rsid="00677416" style:font-size-asian="11pt" style:font-style-asian="normal" style:font-weight-asian="normal"/>
    </style:style>
    <style:style style:name="T32" style:family="text">
      <style:text-properties style:text-position="0% 100%" style:font-name="Liberation Serif" fo:font-size="11pt" fo:font-style="normal" fo:font-weight="normal" officeooo:rsid="0067ecf8" style:font-size-asian="11pt" style:font-style-asian="normal" style:font-weight-asian="normal"/>
    </style:style>
    <style:style style:name="T33" style:family="text">
      <style:text-properties style:text-position="0% 100%" style:font-name="Liberation Serif" fo:font-size="11pt" fo:font-style="normal" fo:font-weight="normal" officeooo:rsid="006d720c" style:font-size-asian="11pt" style:font-style-asian="normal" style:font-weight-asian="normal"/>
    </style:style>
    <style:style style:name="T34" style:family="text">
      <style:text-properties style:text-position="0% 100%" style:font-name="Liberation Serif" fo:font-size="11pt" fo:font-style="normal" fo:font-weight="normal" officeooo:rsid="007b9cfb" style:font-size-asian="11pt" style:font-style-asian="normal" style:font-weight-asian="normal"/>
    </style:style>
    <style:style style:name="T35" style:family="text">
      <style:text-properties style:text-position="0% 100%" style:font-name="Liberation Mono1" fo:font-size="11pt" fo:font-style="normal" fo:font-weight="normal" officeooo:rsid="003a7407" style:font-size-asian="11pt" style:font-style-asian="normal" style:font-weight-asian="normal"/>
    </style:style>
    <style:style style:name="T36" style:family="text">
      <style:text-properties style:font-name="Liberation Mono" fo:font-size="14.1000003814697pt" fo:font-weight="bold" officeooo:rsid="007bf3f7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37" style:family="text">
      <style:text-properties style:font-name-asian="Liberation Serif"/>
    </style:style>
    <style:style style:name="T38" style:family="text">
      <style:text-properties officeooo:rsid="005ad2e1" style:font-name-asian="Liberation Serif"/>
    </style:style>
    <style:style style:name="T39" style:family="text">
      <style:text-properties style:font-name="Liberation Serif1" officeooo:rsid="005dee12" style:font-name-asian="Liberation Serif"/>
    </style:style>
    <style:style style:name="T40" style:family="text">
      <style:text-properties style:font-name="Liberation Serif1" officeooo:rsid="0078c78d" style:font-name-asian="Liberation Serif"/>
    </style:style>
    <style:style style:name="T41" style:family="text">
      <style:text-properties officeooo:rsid="007ed526"/>
    </style:style>
    <style:style style:name="T42" style:family="text">
      <style:text-properties officeooo:rsid="00863bbb"/>
    </style:style>
    <style:style style:name="T43" style:family="text">
      <style:text-properties officeooo:rsid="0088cc68"/>
    </style:style>
    <style:style style:name="T44" style:family="text">
      <style:text-properties officeooo:rsid="008e02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20">因子图</text:span></text:span><text:span text:style-name="Source_20_Text"><text:span text:style-name="T22">：</text:span></text:span></text:h>
      <text:p text:style-name="P10"><text:span text:style-name="Source_20_Text"><text:span text:style-name="T3">因子图是一种双部图，包含变量节点和因子节点，变量节点表示需要估计的状态变量（</text:span></text:span><text:span text:style-name="Source_20_Text"><text:span text:style-name="T5">机器人位姿）</text:span></text:span><text:span text:style-name="Source_20_Text"><text:span text:style-name="T3">，因子节点表示约束条件（视觉里程计信息</text:span></text:span><text:span text:style-name="Source_20_Text"><text:span text:style-name="T6">、雷达里程计信息</text:span></text:span><text:span text:style-name="Source_20_Text"><text:span text:style-name="T7">、imu信息</text:span></text:span><text:span text:style-name="Source_20_Text"><text:span text:style-name="T5">）</text:span></text:span><text:span text:style-name="Source_20_Text"><text:span text:style-name="T3">。</text:span></text:span></text:p>
      <text:h text:style-name="P3" text:outline-level="3"><text:span text:style-name="Source_20_Text">因子节点</text:span><text:span text:style-name="Source_20_Text"><text:span text:style-name="T21">的</text:span></text:span><text:span text:style-name="Source_20_Text"><text:span text:style-name="T20">概率表示</text:span></text:span><text:span text:style-name="Source_20_Text"><text:span text:style-name="T2">：</text:span></text:span></text:h>
      <text:p text:style-name="P5"><text:span text:style-name="T27">每个因子节点（测量值）都可以</text:span><text:span text:style-name="T29">用高斯正态分布</text:span><text:span text:style-name="T27">描述</text:span><text:span text:style-name="T31">：</text:span></text:p>
      <text:p text:style-name="P6"><text:span text:style-name="T27"><draw:frame draw:style-name="fr1" draw:name="Object5" text:anchor-type="as-char" svg:y="-0.386cm" svg:width="2.064cm" svg:height="0.50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7">,</text:span><text:span text:style-name="T35"> <text:s/></text:span><text:span text:style-name="T35"><draw:frame draw:style-name="fr1" draw:name="Object6" text:anchor-type="as-char" svg:y="-0.386cm" svg:width="2.193cm" svg:height="0.508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"><text:span text:style-name="T27">其中，z是测量值，h(</text:span><text:span text:style-name="T30">x</text:span><text:span text:style-name="T28">)</text:span><text:span text:style-name="T27"> 是预测值（</text:span><text:span text:style-name="T33">需要</text:span><text:span text:style-name="T27">求</text:span><text:span text:style-name="T34">出</text:span><text:span text:style-name="T32">的状态变量</text:span><text:span text:style-name="T27">）。</text:span><text:span text:style-name="T35"> </text:span></text:p>
      <text:p text:style-name="P5"><text:span text:style-name="T30">测量值的概率可以</text:span><text:span text:style-name="T27">表示为： </text:span></text:p>
      <text:p text:style-name="P5"><text:span text:style-name="T27"><draw:frame draw:style-name="fr1" draw:name="Object7" text:anchor-type="as-char" svg:y="-0.619cm" svg:width="6.015cm" svg:height="1.034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"><text:span text:style-name="T30">代价函数可以</text:span><text:span text:style-name="T27">表示为：</text:span></text:p>
      <text:p text:style-name="P7"><text:span text:style-name="T27"><draw:frame draw:style-name="fr1" draw:name="Object8" text:anchor-type="as-char" svg:y="-0.49cm" svg:width="3.602cm" svg:height="0.647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h text:style-name="P4" text:outline-level="3" text:is-list-header="true"><text:span text:style-name="Source_20_Text"><text:span text:style-name="T19">因子图最大后验估计</text:span></text:span><text:span text:style-name="T23">：</text:span></text:h>
      <text:p text:style-name="P14"><text:span text:style-name="T4">因为</text:span><text:span text:style-name="T17">观测概率</text:span><text:span text:style-name="T4">p(</text:span><text:span text:style-name="T16">z</text:span><text:span text:style-name="T4">) 是常数</text:span><text:span text:style-name="T15">，所以</text:span><text:span text:style-name="T10">因子图变量节点的</text:span><text:span text:style-name="T1">后验概率可以表示为：</text:span></text:p>
      <text:p text:style-name="P1"><draw:frame draw:style-name="fr1" draw:name="Object1" text:anchor-type="as-char" svg:y="-0.386cm" svg:width="3.724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pan text:style-name="T4">其中，p(z</text:span><text:span text:style-name="T13">|x</text:span><text:span text:style-name="T4">) 是</text:span><text:span text:style-name="T14">条件概率（</text:span><text:span text:style-name="T4">测量概率</text:span><text:span text:style-name="T14">）</text:span><text:span text:style-name="T4">，p(x) 是先验概率（状态变量概率）</text:span><text:span text:style-name="T11">。</text:span></text:p>
      <text:p text:style-name="P13"><text:span text:style-name="T4">前一个变量节点</text:span><text:span text:style-name="T11">的后验概率就是后一个节点的先验概率，所以整个因子图所有变量节点的最大</text:span><text:span text:style-name="T12">后验</text:span><text:span text:style-name="T11">概率可以表示为：</text:span></text:p>
      <text:p text:style-name="P13"><text:span text:style-name="T4"><draw:frame draw:style-name="fr1" draw:name="Object9" text:anchor-type="as-char" svg:y="-0.437cm" svg:width="3.367cm" svg:height="0.85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3"><text:span text:style-name="T4">最大化后验概率等价于最小化负对数后验概率：</text:span></text:p>
      <text:p text:style-name="P11"><text:span text:style-name="T4"><draw:frame draw:style-name="fr1" draw:name="Object2" text:anchor-type="as-char" svg:y="-0.386cm" svg:width="6.523cm" svg:height="0.50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"><text:span text:style-name="T4">在因子图中等价于最小化代价函数：</text:span></text:p>
      <text:p text:style-name="P11"><text:span text:style-name="T4"><draw:frame draw:style-name="fr1" draw:name="Object3" text:anchor-type="as-char" svg:y="-0.49cm" svg:width="4.314cm" svg:height="0.91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2"><text:span text:style-name="T4">其中，</text:span><text:span text:style-name="T40">θ表示状态变量参数</text:span><text:span text:style-name="T4">。</text:span></text:p>
      <text:h text:style-name="Heading_20_3" text:outline-level="3"><text:span text:style-name="Source_20_Text"><text:span text:style-name="T37">线性</text:span></text:span><text:span text:style-name="Source_20_Text"><text:span text:style-name="T36">化</text:span></text:span><text:span text:style-name="Source_20_Text"><text:span text:style-name="T38">：</text:span></text:span></text:h>
      <text:p text:style-name="P8"><draw:frame draw:style-name="fr1" draw:name="Object4" text:anchor-type="as-char" svg:y="-0.482cm" svg:width="3.381cm" svg:height="0.596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可以<text:span text:style-name="T43">用QR分解求优化步长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23T23:10:56.074874515</dc:date>
    <meta:editing-duration>PT8H7M52S</meta:editing-duration>
    <meta:editing-cycles>114</meta:editing-cycles>
    <meta:generator>LibreOffice/6.4.7.2$Linux_X86_64 LibreOffice_project/40$Build-2</meta:generator>
    <meta:document-statistic meta:table-count="0" meta:image-count="0" meta:object-count="9" meta:page-count="1" meta:paragraph-count="24" meta:word-count="353" meta:character-count="378" meta:non-whitespace-character-count="370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∣</mo>
              <mi>z</mi>
            </mrow>
          </mrow>
          <mo fence="true" stretchy="false">)</mo>
        </mrow>
        <mo stretchy="false">∝</mo>
        <mi>p</mi>
      </mrow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  <mi>p</mi>
      <mrow>
        <mo fence="true" stretchy="false">(</mo>
        <mrow>
          <mi>x</mi>
        </mrow>
        <mo fence="true" stretchy="false">)</mo>
      </mrow>
    </mrow>
    <annotation encoding="StarMath 5.0">p(x divides z) prop p(z divides x)p(x)</annotation>
  </semantics>
</math>
</file>

<file path=Object 2/content.xml><?xml version="1.0" encoding="utf-8"?>
<math xmlns="http://www.w3.org/1998/Math/MathML" display="block">
  <semantics>
    <mrow>
      <mrow>
        <mo stretchy="false">−</mo>
        <mi>log</mi>
      </mrow>
      <mi>p</mi>
      <mrow>
        <mrow>
          <mo fence="true" stretchy="false">(</mo>
          <mrow>
            <mrow>
              <mi>x</mi>
              <mo stretchy="false">∣</mo>
              <mi>z</mi>
            </mrow>
          </mrow>
          <mo fence="true" stretchy="false">)</mo>
        </mrow>
        <mo stretchy="false">=</mo>
        <mrow>
          <mo stretchy="false">−</mo>
          <mi>log</mi>
        </mrow>
      </mrow>
      <mi>p</mi>
      <mrow>
        <mrow>
          <mo fence="true" stretchy="false">(</mo>
          <mrow>
            <mrow>
              <mi>z</mi>
              <mo stretchy="false">∣</mo>
              <mi>x</mi>
            </mrow>
          </mrow>
          <mo fence="true" stretchy="false">)</mo>
        </mrow>
        <mo stretchy="false">−</mo>
        <mi>log</mi>
      </mrow>
      <mi>p</mi>
      <mrow>
        <mo fence="true" stretchy="false">(</mo>
        <mrow>
          <mi>x</mi>
        </mrow>
        <mo fence="true" stretchy="false">)</mo>
      </mrow>
    </mrow>
    <annotation encoding="StarMath 5.0">-log p(x divides z) = -log p(z divides x) - log p(x)</annotation>
  </semantics>
</math>
</file>

<file path=Object 3/content.xml><?xml version="1.0" encoding="utf-8"?>
<math xmlns="http://www.w3.org/1998/Math/MathML" display="block">
  <semantics>
    <mrow>
      <msub>
        <mi mathvariant="italic">argmin</mi>
        <mi mathvariant="normal">Θ</mi>
      </msub>
      <mrow>
        <munder>
          <mo stretchy="false">∑</mo>
          <mi>i</mi>
        </munder>
        <msubsup>
          <mrow>
            <mo fence="true" stretchy="true">‖</mo>
            <mrow>
              <mrow>
                <msub>
                  <mi>h</mi>
                  <mi>i</mi>
                </msub>
                <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−</mo>
                  <msub>
                    <mi>z</mi>
                    <mi>i</mi>
                  </msub>
                </mrow>
              </mrow>
            </mrow>
            <mo fence="true" stretchy="true">‖</mo>
          </mrow>
          <mi>E</mi>
          <mn>2</mn>
        </msubsup>
      </mrow>
    </mrow>
    <annotation encoding="StarMath 5.0">argmin_{%THETA} sum from{i} {left ldline h_i(%THETA) - z_i right rdline}^2_{E} </annotation>
  </semantics>
</math>
</file>

<file path=Object 4/content.xml><?xml version="1.0" encoding="utf-8"?>
<math xmlns="http://www.w3.org/1998/Math/MathML" display="block">
  <semantics>
    <mrow>
      <msub>
        <mi mathvariant="italic">argmin</mi>
        <mi mathvariant="normal">Θ</mi>
      </msub>
      <msup>
        <mrow>
          <mo fence="true" stretchy="true">‖</mo>
          <mrow>
            <mrow>
              <mi>A</mi>
              <mrow>
                <mi mathvariant="normal">Θ</mi>
                <mo stretchy="false">−</mo>
                <mi>b</mi>
              </mrow>
            </mrow>
          </mrow>
          <mo fence="true" stretchy="true">‖</mo>
        </mrow>
        <mn>2</mn>
      </msup>
    </mrow>
    <annotation encoding="StarMath 5.0">argmin_{%THETA} {left ldline A %THETA - b right rdline}^2 </annotation>
  </semantics>
</math>
</file>

<file path=Object 5/content.xml><?xml version="1.0" encoding="utf-8"?>
<math xmlns="http://www.w3.org/1998/Math/MathML" display="block">
  <semantics>
    <mrow>
      <mrow>
        <mi>z</mi>
        <mo stretchy="false">=</mo>
        <mi>h</mi>
      </mrow>
      <mrow>
        <mrow>
          <mo fence="true" stretchy="false">(</mo>
          <mrow>
            <mi>x</mi>
          </mrow>
          <mo fence="true" stretchy="false">)</mo>
        </mrow>
        <mo stretchy="false">+</mo>
        <mi>v</mi>
      </mrow>
    </mrow>
    <annotation encoding="StarMath 5.0">z = h(x)+v </annotation>
  </semantics>
</math>
</file>

<file path=Object 6/content.xml><?xml version="1.0" encoding="utf-8"?>
<math xmlns="http://www.w3.org/1998/Math/MathML" display="block">
  <semantics>
    <mrow>
      <mrow>
        <mi>v</mi>
        <mo stretchy="false">∼</mo>
        <mi>N</mi>
      </mrow>
      <mrow>
        <mo fence="true" stretchy="false">(</mo>
        <mrow>
          <mrow>
            <mn>0</mn>
            <mi>,</mi>
            <mi>E</mi>
          </mrow>
        </mrow>
        <mo fence="true" stretchy="false">)</mo>
      </mrow>
    </mrow>
    <annotation encoding="StarMath 5.0">v sim N( 0,E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∣</mo>
              <mi>x</mi>
            </mrow>
          </mrow>
          <mo fence="true" stretchy="false">)</mo>
        </mrow>
        <mo stretchy="false">=</mo>
        <mfrac>
          <mn>1</mn>
          <msqrt>
            <mrow>
              <mn>2</mn>
              <mi mathvariant="italic">πE</mi>
            </mrow>
          </msqrt>
        </mfrac>
      </mrow>
      <mrow>
        <mi>exp</mi>
        <mo stretchy="false">−</mo>
        <mfrac>
          <mn>1</mn>
          <mn>2</mn>
        </mfrac>
      </mrow>
      <msubsup>
        <mrow>
          <mo fence="true" stretchy="true">‖</mo>
          <mrow>
            <mrow>
              <mi>h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z</mi>
              </mrow>
            </mrow>
          </mrow>
          <mo fence="true" stretchy="true">‖</mo>
        </mrow>
        <mi>E</mi>
        <mn>2</mn>
      </msubsup>
    </mrow>
    <annotation encoding="StarMath 5.0">p(z divides x) =  {1} over { sqrt{2πE} }  exp - {1} over {2} left ldline h(x) -z right rdline^2_E</annotation>
  </semantics>
</math>
</file>

<file path=Object 8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z</mi>
              <mo stretchy="false">∣</mo>
              <mi>x</mi>
            </mrow>
          </mrow>
          <mo fence="true" stretchy="false">)</mo>
        </mrow>
        <mo stretchy="false">=</mo>
        <msubsup>
          <mrow>
            <mo fence="true" stretchy="true">‖</mo>
            <mrow>
              <mrow>
                <mi>h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z</mi>
                </mrow>
              </mrow>
            </mrow>
            <mo fence="true" stretchy="true">‖</mo>
          </mrow>
          <mi>E</mi>
          <mn>2</mn>
        </msubsup>
      </mrow>
    </mrow>
    <annotation encoding="StarMath 5.0">C(z divides x) = left ldline h(x) -z right rdline^2_E</annotation>
  </semantics>
</math>
</file>

<file path=Object 9/content.xml><?xml version="1.0" encoding="utf-8"?>
<math xmlns="http://www.w3.org/1998/Math/MathML" display="block">
  <semantics>
    <mrow>
      <msub>
        <mi mathvariant="italic">argmax</mi>
        <mi mathvariant="normal">Θ</mi>
      </msub>
      <mrow>
        <munder>
          <mo stretchy="false">∏</mo>
          <mi>i</mi>
        </munder>
        <mrow>
          <msub>
            <mi>p</mi>
            <mi>i</mi>
          </msub>
          <mrow>
            <mo fence="true" stretchy="false">(</mo>
            <mrow>
              <mi mathvariant="normal">Θ</mi>
            </mrow>
            <mo fence="true" stretchy="false">)</mo>
          </mrow>
        </mrow>
      </mrow>
    </mrow>
    <annotation encoding="StarMath 5.0">argmax_{%THETA}  prod from{i} {p_i(%THETA)} </annotation>
  </semantics>
</math>
</file>